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automatic-styles>
    <style:style style:family="paragraph" style:name="a3dbf90" style:parent-style-name="Normal">
      <style:paragraph-properties fo:line-height="100%" fo:margin-bottom="0.0mm"/>
    </style:style>
    <style:style style:family="table-cell" style:name="af35416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8c2d3" style:parent-style-name="Normal">
      <style:paragraph-properties fo:line-height="100%" fo:margin-bottom="0.0mm"/>
    </style:style>
    <style:style style:family="table-cell" style:name="a854c22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5cdb4" style:parent-style-name="Normal">
      <style:paragraph-properties fo:line-height="100%" fo:margin-bottom="0.0mm"/>
    </style:style>
    <style:style style:family="table-cell" style:name="a1bb2c6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b8079" style:parent-style-name="Normal">
      <style:paragraph-properties fo:line-height="100%" fo:margin-bottom="0.0mm"/>
    </style:style>
    <style:style style:family="table-cell" style:name="a5d8e29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2d0592" style:parent-style-name="Normal">
      <style:paragraph-properties fo:line-height="100%" fo:margin-bottom="0.0mm"/>
    </style:style>
    <style:style style:family="table-cell" style:name="aed3932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d81c3" style:parent-style-name="Normal">
      <style:paragraph-properties fo:line-height="100%" fo:margin-bottom="0.0mm"/>
      <style:text-properties fo:country="US" fo:language="en"/>
    </style:style>
    <style:style style:family="table-cell" style:name="a116d57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8ff886" style:parent-style-name="Normal">
      <style:paragraph-properties fo:line-height="100%" fo:margin-bottom="0.0mm"/>
      <style:text-properties fo:country="US" fo:language="en"/>
    </style:style>
    <style:style style:family="table-cell" style:name="a312e8b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4a754" style:parent-style-name="Normal">
      <style:paragraph-properties fo:line-height="100%" fo:margin-bottom="0.0mm"/>
      <style:text-properties fo:country="US" fo:language="en"/>
    </style:style>
    <style:style style:family="table-cell" style:name="a98b936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547c9" style:parent-style-name="Normal">
      <style:paragraph-properties fo:line-height="100%" fo:margin-bottom="0.0mm"/>
      <style:text-properties fo:country="US" fo:language="en"/>
    </style:style>
    <style:style style:family="paragraph" style:name="af46d1d" style:parent-style-name="Normal">
      <style:paragraph-properties fo:line-height="100%" fo:margin-bottom="0.0mm" fo:text-align="center"/>
      <style:text-properties fo:country="US" fo:language="en"/>
    </style:style>
    <style:style style:family="paragraph" style:name="a91c1c3" style:parent-style-name="Normal">
      <style:paragraph-properties fo:line-height="100%" fo:margin-bottom="0.0mm" fo:text-align="center"/>
      <style:text-properties fo:country="US" fo:language="en"/>
    </style:style>
    <style:style style:family="table-cell" style:name="a1a57a9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bdbf9" style:parent-style-name="Normal">
      <style:paragraph-properties fo:line-height="100%" fo:margin-bottom="0.0mm" fo:text-align="center"/>
      <style:text-properties fo:country="US" fo:language="en"/>
    </style:style>
    <style:style style:family="table-cell" style:name="aa6b2f7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3aa9f" style:parent-style-name="Normal">
      <style:paragraph-properties fo:line-height="100%" fo:margin-bottom="0.0mm" fo:text-align="center"/>
      <style:text-properties fo:country="US" fo:language="en"/>
    </style:style>
    <style:style style:family="table-cell" style:name="af2aea8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751913" style:parent-style-name="Normal">
      <style:paragraph-properties fo:line-height="100%" fo:margin-bottom="0.0mm" fo:text-align="center"/>
      <style:text-properties fo:country="US" fo:language="en"/>
    </style:style>
    <style:style style:family="table-cell" style:name="a6a624c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234c1" style:parent-style-name="Normal">
      <style:paragraph-properties fo:line-height="100%" fo:margin-bottom="0.0mm" fo:text-align="center"/>
      <style:text-properties fo:country="US" fo:language="en"/>
    </style:style>
    <style:style style:family="table-cell" style:name="aee20dd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b14a0" style:parent-style-name="Normal">
      <style:paragraph-properties fo:line-height="100%" fo:margin-bottom="0.0mm" fo:text-align="center"/>
      <style:text-properties fo:country="US" fo:language="en"/>
    </style:style>
    <style:style style:family="table-cell" style:name="af7c7ba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column" style:name="aec99f0">
      <style:table-column-properties style:rel-column-width="33*"/>
    </style:style>
    <style:style style:family="table" style:name="ab55305">
      <style:table-properties fo:margin-left="0.0mm" style:width="12.381cm" table:align="left"/>
    </style:style>
    <style:style style:family="table-cell" style:name="a101445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423c55" style:parent-style-name="Normal">
      <style:paragraph-properties fo:line-height="100%" fo:margin-bottom="0.0mm"/>
    </style:style>
    <style:style style:family="table-cell" style:name="a904bcf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003027" style:parent-style-name="Normal">
      <style:paragraph-properties fo:line-height="100%" fo:margin-bottom="0.0mm"/>
    </style:style>
    <style:style style:family="table-cell" style:name="a39da9a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b0b97f" style:parent-style-name="Normal">
      <style:paragraph-properties fo:line-height="100%" fo:margin-bottom="0.0mm"/>
    </style:style>
    <style:style style:family="table-cell" style:name="a2e4e1e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13e299" style:parent-style-name="Normal">
      <style:paragraph-properties fo:line-height="100%" fo:margin-bottom="0.0mm"/>
    </style:style>
    <style:style style:family="table-cell" style:name="a588856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6b4a1" style:parent-style-name="Normal">
      <style:paragraph-properties fo:line-height="100%" fo:margin-bottom="0.0mm"/>
    </style:style>
    <style:style style:family="table-cell" style:name="aee804e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5737d8" style:parent-style-name="Normal">
      <style:paragraph-properties fo:line-height="100%" fo:margin-bottom="0.0mm"/>
    </style:style>
    <style:style style:family="table-cell" style:name="a3e17c5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ed589b" style:parent-style-name="Normal">
      <style:paragraph-properties fo:line-height="100%" fo:margin-bottom="0.0mm"/>
    </style:style>
    <style:style style:family="paragraph" style:name="aa17c63" style:parent-style-name="Normal">
      <style:paragraph-properties fo:line-height="100%" fo:margin-bottom="0.0mm"/>
    </style:style>
    <style:style style:family="table-cell" style:name="a682528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38b895" style:parent-style-name="Normal">
      <style:paragraph-properties fo:line-height="100%" fo:margin-bottom="0.0mm"/>
    </style:style>
    <style:style style:family="table-cell" style:name="af8731d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daf121" style:parent-style-name="Normal">
      <style:paragraph-properties fo:line-height="100%" fo:margin-bottom="0.0mm"/>
    </style:style>
    <style:style style:family="table-cell" style:name="a146311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paragraph" style:name="af791ec" style:parent-style-name="Normal">
      <style:paragraph-properties fo:break-before="page" fo:line-height="100%" fo:margin-bottom="0.0mm"/>
    </style:style>
    <style:style style:family="table-cell" style:name="a85abbe">
      <style:table-cell-properties fo:border-bottom="0.18mm solid #000000" fo:border-left="0.18mm solid #000000" fo:border-right="0.18mm solid #000000" fo:border-top="0.18mm solid #000000" fo:padding-bottom="0.0mm" fo:padding-left="1.91mm" fo:padding-right="1.91mm" fo:padding-top="0.0mm"/>
    </style:style>
    <style:style style:family="table-row" style:name="adf9d94">
      <style:table-row-properties style:row-height="4.83mm"/>
    </style:style>
    <style:style style:family="table-column" style:name="ae6559d">
      <style:table-column-properties style:rel-column-width="20*"/>
    </style:style>
    <style:style style:family="table" style:name="a1eb0d7">
      <style:table-properties fo:margin-left="0.0mm" style:width="15.984cm" table:align="left"/>
    </style:style>
  </office:automatic-styles>
  <office:body>
    <office:text>
      <table:table table:style-name="a1eb0d7">
        <table:table-column table:number-columns-repeated="5" table:style-name="ae6559d"/>
        <table:table-row table:style-name="adf9d94">
          <table:table-cell table:style-name="a85abbe">
            <text:p text:style-name="af791ec">1</text:p>
          </table:table-cell>
          <table:table-cell table:style-name="a146311">
            <text:p text:style-name="adaf121">2</text:p>
          </table:table-cell>
          <table:table-cell table:style-name="af8731d">
            <text:p text:style-name="a38b895">3</text:p>
          </table:table-cell>
          <table:table-cell table:style-name="a682528">
            <text:p text:style-name="aa17c63">4</text:p>
          </table:table-cell>
          <table:table-cell>
            <text:p text:style-name="aed589b"/>
          </table:table-cell>
        </table:table-row>
        <table:table-row>
          <table:table-cell table:style-name="a3e17c5">
            <text:p text:style-name="a5737d8">11</text:p>
          </table:table-cell>
          <table:table-cell table:style-name="aee804e">
            <text:p text:style-name="a36b4a1">22</text:p>
          </table:table-cell>
          <table:table-cell table:style-name="a588856">
            <text:p text:style-name="a13e299">33</text:p>
          </table:table-cell>
          <table:table-cell table:style-name="a2e4e1e">
            <text:p text:style-name="ab0b97f">44</text:p>
          </table:table-cell>
          <table:table-cell table:style-name="a39da9a">
            <text:p text:style-name="a003027">55</text:p>
          </table:table-cell>
        </table:table-row>
        <table:table-row>
          <table:table-cell table:style-name="a904bcf">
            <text:p text:style-name="a423c55">111</text:p>
          </table:table-cell>
          <table:table-cell table:number-columns-spanned="4" table:style-name="a101445">
            <table:table table:style-name="ab55305">
              <table:table-column table:number-columns-repeated="3" table:style-name="aec99f0"/>
              <table:table-row>
                <table:table-cell table:style-name="af7c7ba">
                  <text:p text:style-name="a4b14a0">I</text:p>
                </table:table-cell>
                <table:table-cell table:style-name="aee20dd">
                  <text:p text:style-name="ab234c1">II</text:p>
                </table:table-cell>
                <table:table-cell table:style-name="a6a624c">
                  <text:p text:style-name="a751913">III</text:p>
                </table:table-cell>
              </table:table-row>
              <table:table-row>
                <table:table-cell table:style-name="af2aea8">
                  <text:p text:style-name="a13aa9f">Ia</text:p>
                </table:table-cell>
                <table:table-cell table:style-name="aa6b2f7">
                  <text:p text:style-name="a5bdbf9">IIa</text:p>
                </table:table-cell>
                <table:table-cell table:style-name="a1a57a9">
                  <text:p text:style-name="a91c1c3">IIIa</text:p>
                </table:table-cell>
              </table:table-row>
            </table:table>
            <text:p text:style-name="af46d1d">Xxx</text:p>
            <text:p text:style-name="a0547c9">lö</text:p>
          </table:table-cell>
        </table:table-row>
        <table:table-row>
          <table:table-cell table:style-name="a98b936">
            <text:p text:style-name="ad4a754">2222</text:p>
          </table:table-cell>
          <table:table-cell table:number-columns-spanned="3" table:style-name="a312e8b">
            <text:p text:style-name="a8ff886">INGO</text:p>
          </table:table-cell>
          <table:table-cell table:style-name="a116d57">
            <text:p text:style-name="a7d81c3">3333</text:p>
          </table:table-cell>
        </table:table-row>
        <table:table-row>
          <table:table-cell table:style-name="aed3932">
            <text:p text:style-name="a2d0592">a</text:p>
          </table:table-cell>
          <table:table-cell table:style-name="a5d8e29">
            <text:p text:style-name="a3b8079">b</text:p>
          </table:table-cell>
          <table:table-cell table:style-name="a1bb2c6">
            <text:p text:style-name="ad5cdb4">c</text:p>
          </table:table-cell>
          <table:table-cell table:style-name="a854c22">
            <text:p text:style-name="af8c2d3">d</text:p>
          </table:table-cell>
          <table:table-cell table:style-name="af35416">
            <text:p text:style-name="a3dbf90">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Calibri" svg:font-family="Calibri" svg:panose-1="2 15 5 2 2 2 4 3 2 4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Calibri Light" svg:font-family="Calibri Light" svg:panose-1="2 15 3 2 2 2 4 3 2 4"/>
    <style:font-face style:font-family-generic="swiss" style:font-pitch="variable" style:name="Calibri" svg:font-family="Calibri" svg:panose-1="2 15 5 2 2 2 4 3 2 4"/>
  </office:font-face-decls>
  <office:styles>
    <style:default-style style:family="paragraph">
      <style:paragraph-properties fo:background-color="transparent" fo:border-bottom="none" fo:border-left="none" fo:border-right="none" fo:border-top="none" fo:line-height="100%" fo:padding-bottom="0.0mm" fo:padding-left="0.0mm" fo:padding-right="0.0mm" fo:padding-top="0.0mm" fo:text-align="left"/>
      <style:text-properties fo:background-color="transparent" fo:country="DE" fo:font-size="10.0pt" fo:font-style="normal" fo:font-weight="normal" fo:language="de" fo:letter-spacing="normal" style:font-name="Calibri" style:font-name-asian="Calibri" style:font-name-complex="Times New Roman" style:font-size-asian="10.0pt" style:font-style-asian="normal" style:font-style-complex="normal" style:font-weight-asian="normal" style:font-weight-complex="normal" style:text-position="0% 100%" style:use-window-font-color="true"/>
    </style:default-style>
    <style:style style:display-name="Normal" style:family="paragraph" style:name="Normal" style:parent-style-name="default_paragraph_style">
      <style:paragraph-properties fo:line-height="107%" fo:margin-bottom="2.82mm"/>
      <style:text-properties fo:font-size="11.0pt" style:font-size-asian="11.0pt"/>
    </style:style>
    <style:style style:display-name="Default Paragraph Font" style:family="text" style:name="DefaultParagraphFont" style:parent-style-name="default_character_style"/>
    <style:default-style style:family="graphic">
      <style:graphic-properties draw:fill="solid" draw:fill-color="#5b9bd5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4</dc:date>
    <meta:editing-cycles>2</meta:editing-cycles>
    <meta:editing-duration>PT0.015S</meta:editing-duration>
  </office:meta>
</office:document-meta>
</file>